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3.818cm"/>
    </style:style>
    <style:style style:name="gr2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8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1.02cm" fo:min-width="3.056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655cm" fo:min-width="8.009cm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8.26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655cm" fo:min-width="4.961cm"/>
    </style:style>
    <style:style style:name="gr10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center"/>
      <style:text-properties fo:color="#dddddd"/>
    </style:style>
    <style:style style:name="P5" style:family="paragraph">
      <loext:graphic-properties draw:fill="none" draw:fill-color="#ffffff"/>
      <style:paragraph-properties fo:text-align="center"/>
      <style:text-properties fo:color="#dddddd"/>
    </style:style>
    <style:style style:name="P6" style:family="paragraph">
      <style:paragraph-properties fo:text-align="start"/>
    </style:style>
    <style:style style:name="P7" style:family="paragraph">
      <loext:graphic-properties draw:fill-color="#ffff99"/>
      <style:paragraph-properties fo:text-align="start"/>
    </style:style>
    <style:style style:name="P8" style:family="paragraph">
      <style:text-properties fo:color="#dddddd"/>
    </style:style>
    <style:style style:name="P9" style:family="paragraph">
      <loext:graphic-properties draw:fill="none" draw:fill-color="#ffffff"/>
      <style:text-properties fo:color="#dddddd"/>
    </style:style>
    <style:style style:name="T1" style:family="text">
      <style:text-properties fo:color="#dddddd"/>
    </style:style>
    <style:style style:name="T2" style:family="text">
      <style:text-properties fo:color="#ddddd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143cm" svg:x="1.709cm" svg:y="1.381cm">
          <text:p text:style-name="P1">Descrip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68cm" svg:y1="2.524cm" svg:x2="3.868cm" svg:y2="4.302cm">
          <text:p text:style-name="P1"/>
        </draw:line>
        <draw:custom-shape draw:style-name="gr3" draw:text-style-name="P3" draw:layer="layout" svg:width="8.509cm" svg:height="1.27cm" svg:x="1.381cm" svg:y="4.302cm">
          <text:p text:style-name="P1">C++ stubs (*.gen.cpp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867cm" svg:height="1.436cm" svg:x="3.995cm" svg:y="2.778cm">
          <draw:text-box>
            <text:p text:style-name="P4"><text:span text:style-name="T1">Cuite generator</text:span><text:span text:style-name="T1"><text:line-break/></text:span><text:span text:style-name="T2">(alcohol?)</text:span></text:p>
          </draw:text-box>
        </draw:frame>
        <draw:custom-shape draw:style-name="gr5" draw:text-style-name="P1" draw:layer="layout" svg:width="3.556cm" svg:height="1.27cm" svg:x="11.614cm" svg:y="1.289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1.27cm" svg:x="15.297cm" svg:y="1.289cm">
          <text:p text:style-name="P1">Artefact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8.509cm" svg:height="1.905cm" svg:x="1.381cm" svg:y="5.572cm">
          <text:p text:style-name="P6">Cuite namespace (cuite.ml)</text:p>
          <text:p text:style-name="P6">Cuite modules (cuite___*.ml)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8.763cm" svg:height="3.175cm" svg:x="10.144cm" svg:y="4.302cm">
          <text:p text:style-name="P6">Runtime support library:</text:p>
          <text:p text:style-name="P6">GC integration, primitives,<text:line-break/>QFlags, QVariant, QModels,...</text:p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5.461cm" svg:height="1.905cm" svg:x="7.477cm" svg:y="9.509cm">
          <text:p text:style-name="P1">libcuite.so<text:line-break/>cuite.cm(x)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5.635cm" svg:y1="7.477cm" svg:x2="10.207cm" svg:y2="9.509cm" draw:start-shape="id1" draw:start-glue-point="2" draw:end-shape="id2" svg:d="M5635 7477v1015h4572v1017" svg:viewBox="0 0 4573 2033">
          <text:p/>
        </draw:connector>
        <draw:connector draw:style-name="gr10" draw:text-style-name="P2" draw:layer="layout" svg:x1="14.525cm" svg:y1="7.477cm" svg:x2="10.207cm" svg:y2="9.509cm" draw:start-shape="id3" draw:start-glue-point="2" draw:end-shape="id2" svg:d="M14525 7477v1015h-4318v1017" svg:viewBox="0 0 4319 2033">
          <text:p/>
        </draw:connector>
        <draw:frame draw:style-name="gr4" draw:text-style-name="P9" draw:layer="layout" svg:width="4.384cm" svg:height="0.962cm" svg:x="8.046cm" svg:y="7.531cm">
          <draw:text-box>
            <text:p text:style-name="P8"><text:span text:style-name="T1">ocamlc &amp; g+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35:25.985427456</meta:creation-date>
    <dc:date>2017-11-08T15:52:31.417795660</dc:date>
    <meta:editing-duration>PT13M59S</meta:editing-duration>
    <meta:editing-cycles>5</meta:editing-cycles>
    <meta:generator>LibreOffice/5.3.7.2.0$Linux_X86_64 LibreOffice_project/30m0$Build-2</meta:generator>
    <meta:document-statistic meta:object-count="12"/>
  </office:meta>
</office:document-meta>
</file>